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Normal" style:family="paragraph">
      <style:paragraph-properties fo:break-before="page"/>
      <style:text-properties fo:hyphenate="true"/>
    </style:style>
    <style:style style:name="P22" style:parent-style-name="Normal" style:family="paragraph">
      <style:text-properties fo:font-size="12pt" style:font-size-asian="12pt"/>
    </style:style>
    <style:style style:name="P23" style:parent-style-name="Normal" style:family="paragraph">
      <style:text-properties fo:font-size="12pt" style:font-size-asian="12pt"/>
    </style:style>
    <style:style style:name="P24" style:parent-style-name="Normal" style:family="paragraph">
      <style:text-properties fo:font-size="12pt" style:font-size-asian="12pt"/>
    </style:style>
    <style:style style:name="P25" style:parent-style-name="Normal" style:family="paragraph">
      <style:text-properties fo:font-size="12pt" style:font-size-asian="12pt"/>
    </style:style>
    <style:style style:name="P26" style:parent-style-name="Normal" style:family="paragraph">
      <style:text-properties fo:font-size="12pt" style:font-size-asian="12pt"/>
    </style:style>
    <style:style style:name="P27" style:parent-style-name="Normal" style:family="paragraph">
      <style:text-properties fo:font-size="12pt" style:font-size-asian="12pt"/>
    </style:style>
    <style:style style:name="P28" style:parent-style-name="Normal" style:family="paragraph">
      <style:text-properties fo:font-size="12pt" style:font-size-asian="12pt"/>
    </style:style>
    <style:style style:name="P29" style:parent-style-name="Normal" style:family="paragraph">
      <style:text-properties fo:font-size="12pt" style:font-size-asian="12pt"/>
    </style:style>
    <style:style style:name="P30" style:parent-style-name="Normal" style:family="paragraph">
      <style:text-properties fo:font-size="12pt" style:font-size-asian="12pt"/>
    </style:style>
    <style:style style:name="P31" style:parent-style-name="Normal" style:family="paragraph">
      <style:text-properties fo:font-size="12pt" style:font-size-asian="12pt"/>
    </style:style>
    <style:style style:name="P32" style:parent-style-name="Normal" style:family="paragraph">
      <style:text-properties fo:font-size="12pt" style:font-size-asian="12pt"/>
    </style:style>
    <style:style style:name="P33" style:parent-style-name="Normal" style:family="paragraph">
      <style:text-properties fo:font-size="12pt" style:font-size-asian="12pt"/>
    </style:style>
    <style:style style:name="P34" style:parent-style-name="ListParagraph" style:list-style-name="LFO2" style:family="paragraph">
      <style:text-properties fo:font-size="12pt" style:font-size-asian="12pt"/>
    </style:style>
    <style:style style:name="P35" style:parent-style-name="ListParagraph" style:list-style-name="LFO2" style:family="paragraph">
      <style:text-properties fo:font-size="12pt" style:font-size-asian="12pt"/>
    </style:style>
    <style:style style:name="P36" style:parent-style-name="ListParagraph" style:list-style-name="LFO2" style:family="paragraph">
      <style:text-properties fo:font-size="12pt" style:font-size-asian="12pt"/>
    </style:style>
    <style:style style:name="P37" style:parent-style-name="ListParagraph" style:list-style-name="LFO2" style:family="paragraph">
      <style:text-properties fo:font-size="12pt" style:font-size-asian="12pt"/>
    </style:style>
    <style:style style:name="P38" style:parent-style-name="ListParagraph" style:list-style-name="LFO2" style:family="paragraph">
      <style:text-properties fo:font-size="12pt" style:font-size-asian="12pt"/>
    </style:style>
    <style:style style:name="P39" style:parent-style-name="ListParagraph" style:list-style-name="LFO2" style:family="paragraph">
      <style:text-properties fo:font-size="12pt" style:font-size-asian="12pt"/>
    </style:style>
    <style:style style:name="P40" style:parent-style-name="Normal" style:family="paragraph">
      <style:paragraph-properties fo:break-before="page"/>
      <style:text-properties fo:font-size="12pt" style:font-size-asian="12pt" fo:hyphenate="true"/>
    </style:style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</office:automatic-styles>
  <office:body>
    <office:text text:use-soft-page-breaks="true">
      <text:p text:style-name="P1">Individual Report</text:p>
      <text:p text:style-name="Normal"/>
      <text:p text:style-name="Normal"/>
      <text:h text:style-name="Heading1" text:outline-level="1">Curriculum-Vitae</text:h>
      <text:p text:style-name="Normal"/>
      <text:list text:style-name="LFO1" text:continue-numbering="true">
        <text:list-item>
          <text:p text:style-name="P3">Updated CV<text:s/></text:p>
        </text:list-item>
        <text:list-item>
          <text:p text:style-name="P4">Project contribution to CV</text:p>
        </text:list-item>
      </text:list>
      <text:h text:style-name="Heading1" text:outline-level="1"/>
      <text:h text:style-name="Heading1" text:outline-level="1">Contribution</text:h>
      <text:p text:style-name="Normal"/>
      <text:list text:style-name="LFO1" text:continue-numbering="true">
        <text:list-item>
          <text:p text:style-name="P5">Contribution to project</text:p>
          <text:list text:continue-numbering="true">
            <text:list-item>
              <text:p text:style-name="P6">Clarification of Project aims &amp; objectives.</text:p>
            </text:list-item>
            <text:list-item>
              <text:p text:style-name="P7">Clarification of job<text:s/>role.</text:p>
            </text:list-item>
            <text:list-item>
              <text:p text:style-name="P8">Project planning and analysis of existing software</text:p>
            </text:list-item>
            <text:list-item>
              <text:p text:style-name="P9">Individual work assignment (robot sim).</text:p>
              <text:list text:continue-numbering="true">
                <text:list-item>
                  <text:p text:style-name="P10">Lesson plans &amp; objectives</text:p>
                </text:list-item>
                <text:list-item>
                  <text:p text:style-name="P11">Code<text:s/></text:p>
                </text:list-item>
                <text:list-item>
                  <text:p text:style-name="P12">Sample video</text:p>
                </text:list-item>
              </text:list>
            </text:list-item>
          </text:list>
        </text:list-item>
      </text:list>
      <text:p text:style-name="P13"/>
      <text:list text:style-name="LFO1" text:continue-numbering="true">
        <text:list-item>
          <text:p text:style-name="P14">Quality of individual effort</text:p>
          <text:list text:continue-numbering="true">
            <text:list-item>
              <text:p text:style-name="P15">Lul wut?</text:p>
            </text:list-item>
            <text:list-item>
              <text:p text:style-name="P16"/>
            </text:list-item>
          </text:list>
        </text:list-item>
        <text:list-item>
          <text:p text:style-name="P17">Evidence of contribution</text:p>
          <text:list text:continue-numbering="true">
            <text:list-item>
              <text:p text:style-name="P18">Lesson plans &amp; objectives</text:p>
            </text:list-item>
            <text:list-item>
              <text:p text:style-name="P19">Code<text:s/></text:p>
            </text:list-item>
            <text:list-item>
              <text:p text:style-name="P20">Sample video</text:p>
            </text:list-item>
          </text:list>
        </text:list-item>
      </text:list>
      <text:p text:style-name="ListParagraph"/>
      <text:p text:style-name="Normal"/>
      <text:p text:style-name="P21"/>
      <text:p text:style-name="Normal"/>
      <text:p text:style-name="Normal"/>
      <text:p text:style-name="ListParagraph"/>
      <text:p text:style-name="ListParagraph"/>
      <text:p text:style-name="P22">In the conceptual phase of the project, I played a major role in the planning and the overall<text:s/>direction. This is primarily because I have had previous experience with the robotics technology and with building and maintaining websites and servers.<text:s/></text:p>
      <text:p text:style-name="P23"/>
      <text:p text:style-name="P24">The most important decision in this phase of the project was, deciding the overall aim<text:s/>.With<text:s/>everyone in<text:s/>the group being involved in computer science, I put forward that it makes sense for us to teach programming with an element of robotics, rather than teaching robotics with an element of programming.<text:s/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Within this project I was assigned the role of Programmer. My job involved:</text:p>
      <text:p text:style-name="P33"/>
      <text:list text:style-name="LFO2" text:continue-numbering="true">
        <text:list-item>
          <text:p text:style-name="P34">Research of possible software environments.</text:p>
        </text:list-item>
        <text:list-item>
          <text:p text:style-name="P35">Producing lesson plans</text:p>
        </text:list-item>
        <text:list-item>
          <text:p text:style-name="P36">Producing sample video tutorials</text:p>
        </text:list-item>
        <text:list-item>
          <text:p text:style-name="P37">Producing code to be used in the video.</text:p>
        </text:list-item>
        <text:list-item>
          <text:p text:style-name="P38">Producing code to be displayed on the website.</text:p>
        </text:list-item>
        <text:list-item>
          <text:p text:style-name="P39">Testing code where necessary.</text:p>
        </text:list-item>
      </text:list>
      <text:p text:style-name="P40"/>
      <text:p text:style-name="ListParagraph"/>
      <text:h text:style-name="Heading1" text:outline-level="1">Conclusion</text:h>
      <text:p text:style-name="Normal"/>
      <text:list text:style-name="LFO1" text:continue-numbering="true">
        <text:list-item>
          <text:p text:style-name="P41">Success</text:p>
        </text:list-item>
        <text:list-item>
          <text:p text:style-name="P42">Strengths</text:p>
        </text:list-item>
        <text:list-item>
          <text:p text:style-name="P43">Weaknesses</text:p>
        </text:list-item>
        <text:list-item>
          <text:p text:style-name="P44">Personal<text:s/>Developmen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3.25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P2">Robert Rigler - 4939377<text:tab/>206CDE Coursework<text:tab/>April 2015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Rigler</meta:initial-creator>
    <dc:creator>Robert Rigler</dc:creator>
    <meta:creation-date>2015-04-10T13:29:00Z</meta:creation-date>
    <dc:date>2015-04-12T15:43:00Z</dc:date>
    <meta:template xlink:href="Single%20spaced%20(blank)" xlink:type="simple"/>
    <meta:editing-cycles>4</meta:editing-cycles>
    <meta:editing-duration>PT56160S</meta:editing-duration>
    <meta:user-defined meta:name="_TemplateID">TC027869999991</meta:user-defined>
    <meta:document-statistic meta:page-count="3" meta:paragraph-count="2" meta:word-count="202" meta:character-count="1358" meta:row-count="9" meta:non-whitespace-character-count="1158"/>
  </office:meta>
</office:document-meta>
</file>